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PERF</text:p>
          </draw:text-box>
        </draw:frame>
        <draw:frame draw:style-name="TransBox" svg:width="31.8700cm" svg:height="5.5000cm" svg:x="1.0000cm" svg:y="2.3000cm">
          <draw:text-box>
            <text:p text:style-name="PTitleMain">Recovery Patterns</text:p>
          </draw:text-box>
        </draw:frame>
        <draw:frame draw:style-name="TransBox" svg:width="31.8700cm" svg:height="3.5000cm" svg:x="1.0000cm" svg:y="8.8000cm">
          <draw:text-box>
            <text:p text:style-name="PBody">Overview Pattern 1 — Root Password Reset (RHEL 10) Procedure Pattern 2 — Emergency and Rescue Targets</text:p>
          </draw:text-box>
        </draw:frame>
        <draw:frame draw:style-name="TransBox" svg:width="31.8700cm" svg:height="1.0000cm" svg:x="1.0000cm" svg:y="17.8000cm">
          <draw:text-box>
            <text:p text:style-name="PFooter">05-rhca/perf/03-recovery-pattern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Pattern 1 — Root Password Reset (RHEL 10)</text:p>
            <text:p text:style-name="PBullet">▶  Pattern 2 — Emergency and Rescue Targets</text:p>
            <text:p text:style-name="PBullet">▶  Pattern 3 — Filesystem Corruption Recovery</text:p>
            <text:p text:style-name="PBullet">▶  Pattern 4 — Broken SELinux Context Recovery</text:p>
            <text:p text:style-name="PBullet">▶  Pattern 5 — Unresponsive systemd Service</text:p>
            <text:p text:style-name="PBullet">▶  Pattern 6 — Boot to Last Known Good Kernel</text:p>
            <text:p text:style-name="PBullet">▶  Pattern 7 — Network Unreachable After Config Chang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This chapter covers the systematic recovery procedures an RHCA-level administrator must execute under pressure: bo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tern 1 — Root Password Reset (RHEL 10)</text:p>
          </draw:text-box>
        </draw:frame>
        <draw:frame draw:style-name="TransBox" svg:width="31.8700cm" svg:height="13.5500cm" svg:x="1.0000cm" svg:y="4.0000cm">
          <draw:text-box>
            <text:p text:style-name="PBullet">• Use when: locked out of root account, no sudo access from any other user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tern 4 — Broken SELinux Context Recovery</text:p>
          </draw:text-box>
        </draw:frame>
        <draw:frame draw:style-name="TransBox" svg:width="31.8700cm" svg:height="13.5500cm" svg:x="1.0000cm" svg:y="4.0000cm">
          <draw:text-box>
            <text:p text:style-name="PBullet">• When files have wrong or missing SELinux labels, services fail with AVC denial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tern 6 — Boot to Last Known Good Kernel</text:p>
          </draw:text-box>
        </draw:frame>
        <draw:frame draw:style-name="TransBox" svg:width="15.7350cm" svg:height="13.5500cm" svg:x="1.0000cm" svg:y="4.0000cm">
          <draw:text-box>
            <text:p text:style-name="PBullet">• When a kernel update breaks boot (driver issue, panic on boot):</text:p>
          </draw:text-box>
        </draw:frame>
        <draw:frame draw:style-name="CodeBox" svg:width="15.7350cm" svg:height="13.5500cm" svg:x="17.1350cm" svg:y="4.0000cm">
          <draw:text-box>
            <text:p text:style-name="PCode"># At GRUB, select the previous kernel entry, OR:
# Boot with kernel argument to skip the newest kernel (temporarily):
# In GRUB editor, select the older kernel entry manually.

# After booting into the older kernel, check installed kernels:
$ rpm -qa kernel | sort
kernel-6.12.0-1.el10.x86_64
kernel-6.12.0-2.el10.x86_64   ← broken

# Set the default kernel (grubby)
$ sudo grubby --set-default /boot/vmlinuz-6.12.0-1.el10.x86_64

… (6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tern 7 — Network Unreachable After Config Change</text:p>
          </draw:text-box>
        </draw:frame>
        <draw:frame draw:style-name="TransBox" svg:width="15.7350cm" svg:height="13.5500cm" svg:x="1.0000cm" svg:y="4.0000cm">
          <draw:text-box>
            <text:p text:style-name="PBullet">• If you lost SSH access entirely: use the VM console (virsh console, IPMI, cloud serial console) to fix the network…</text:p>
          </draw:text-box>
        </draw:frame>
        <draw:frame draw:style-name="CodeBox" svg:width="15.7350cm" svg:height="13.5500cm" svg:x="17.1350cm" svg:y="4.0000cm">
          <draw:text-box>
            <text:p text:style-name="PCode"># Check connection state
$ nmcli connection show
$ nmcli device status

# Reload connection without losing SSH session
$ sudo nmcli connection reload

# Bring connection down and up
$ sudo nmcli connection down ens3 &amp;&amp; sudo nmcli connection up ens3

# If interface has no IP
$ sudo nmcli device connect ens3
… (7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tern 8 — Disk Full Recovery</text:p>
          </draw:text-box>
        </draw:frame>
        <draw:frame draw:style-name="TransBox" svg:width="15.7350cm" svg:height="13.5500cm" svg:x="1.0000cm" svg:y="4.0000cm">
          <draw:text-box>
            <text:p text:style-name="PBullet">• -r flag on lvextend resizes the filesystem atomically with the LV expansion — always use it.</text:p>
          </draw:text-box>
        </draw:frame>
        <draw:frame draw:style-name="CodeBox" svg:width="15.7350cm" svg:height="13.5500cm" svg:x="17.1350cm" svg:y="4.0000cm">
          <draw:text-box>
            <text:p text:style-name="PCode"># Identify the full filesystem
$ df -h
Filesystem      Size  Used Avail Use% Mounted on
/dev/vda3        20G   20G     0 100% /

# Step 1: Find large files
$ sudo find / -xdev -type f -size +100M 2&gt;/dev/null | sort -k5 -rn

# Step 2: Find directories using the most space
$ sudo du -xh / --max-depth=3 | sort -rh | head -20

# Step 3: Rotated logs taking up space?
… (15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overy Runbook Template</text:p>
          </draw:text-box>
        </draw:frame>
        <draw:frame draw:style-name="TransBox" svg:width="15.7350cm" svg:height="13.5500cm" svg:x="1.0000cm" svg:y="4.0000cm">
          <draw:text-box>
            <text:p text:style-name="PBullet">• Copy this into your runbook for any new recovery scenario:</text:p>
          </draw:text-box>
        </draw:frame>
        <draw:frame draw:style-name="CodeBox" svg:width="15.7350cm" svg:height="13.5500cm" svg:x="17.1350cm" svg:y="4.0000cm">
          <draw:text-box>
            <text:p text:style-name="PCode">## Recovery - &lt;Scenario Name&gt;

**Trigger:** What condition makes this runbook active  
**Impact:** What is broken / what users see  
**RTO target:** Expected time to recover  

### Prerequisites
- Access method: (SSH / console / IPMI)
- Required privileges: (root / sudo)
- Tools needed:

### Steps
… (1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Recovery procedures that are documented, practiced, and version-controlled reduce MTTR (Mean Time to Recover) dram…</text:p>
            <text:p text:style-name="PBullet">• Knowing the exact commands before you're under pressure</text:p>
            <text:p text:style-name="PBullet">• Having a tested runbook rather than reasoning from first principles during an incident</text:p>
            <text:p text:style-name="PBullet">• Practicing in a non-production environment (use the lab VMs!)</text:p>
            <text:p text:style-name="PBullet">• RHCA candidates are expected to execute these procedures quickly and correctly under exam conditions. More importa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ap</text:p>
          </draw:text-box>
        </draw:frame>
        <draw:frame draw:style-name="TransBox" svg:width="31.8700cm" svg:height="13.5500cm" svg:x="1.0000cm" svg:y="4.0000cm">
          <draw:text-box>
            <text:p text:style-name="PBullet">• Scenario: Entry Point</text:p>
            <text:p text:style-name="PBullet">• Root password lost: GRUB rd.break</text:p>
            <text:p text:style-name="PBullet">• Boot failure: GRUB emergency.target</text:p>
            <text:p text:style-name="PBullet">• XFS corruption: Unmount → repair</text:p>
            <text:p text:style-name="PBullet">• SELinux label broken: Running system</text:p>
            <text:p text:style-name="PBullet">• Stuck service: systemctl</text:p>
            <text:p text:style-name="PBullet">• Bad kernel: GRUB + grubby</text:p>
            <text:p text:style-name="PBullet">• Network down: nmcli</text:p>
            <text:p text:style-name="PBullet">• Disk full: df + find + du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Recovery Patterns</text:p>
          </draw:text-box>
        </draw:frame>
        <draw:frame draw:style-name="TransBox" svg:width="31.8700cm" svg:height="13.5500cm" svg:x="1.0000cm" svg:y="4.0000cm">
          <draw:text-box>
            <text:p text:style-name="PBullet">✓  Overview: This chapter covers the systematic recovery procedures an RHCA-level administrator must execute u…</text:p>
            <text:p text:style-name="PBullet">✓  Pattern 1 — Root Password Reset (RHEL 10): Use when: locked out of root account, no sudo access from any other user.</text:p>
            <text:p text:style-name="PBullet">✓  Pattern 4 — Broken SELinux Context Recovery: When files have wrong or missing SELinux labels, services fail with AVC denials.</text:p>
            <text:p text:style-name="PBullet">✓  Pattern 6 — Boot to Last Known Good Kernel: When a kernel update breaks boot (driver issue, panic on boot):</text:p>
            <text:p text:style-name="PBullet">✓  Pattern 7 — Network Unreachable After Config Change: If you lost SSH access entirely: use the VM console (virsh console, IPMI, cloud serial console) t…</text:p>
            <text:p text:style-name="PBullet">✓  Pattern 8 — Disk Full Recovery: -r flag on lvextend resizes the filesystem atomically with the LV expansion — always use it.</text:p>
            <text:p text:style-name="PBullet">✓  Recovery Runbook Template: Copy this into your runbook for any new recovery scenario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